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1.4528in"/>
    </style:style>
    <style:style style:name="co35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1.1945in"/>
    </style:style>
    <style:style style:name="co37" style:family="table-column">
      <style:table-column-properties fo:break-before="auto" style:column-width="0.916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882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8" style:family="table-column">
      <style:table-column-properties fo:break-before="auto" style:column-width="1.022in"/>
    </style:style>
    <style:style style:name="co29" style:family="table-column">
      <style:table-column-properties fo:break-before="auto" style:column-width="1.3339in"/>
    </style:style>
    <style:style style:name="co30" style:family="table-column">
      <style:table-column-properties fo:break-before="auto" style:column-width="1.7756in"/>
    </style:style>
    <style:style style:name="co31" style:family="table-column">
      <style:table-column-properties fo:break-before="auto" style:column-width="2.6362in"/>
    </style:style>
    <style:style style:name="ro52" style:family="table-row">
      <style:table-row-properties style:row-height="0.5591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51" style:family="table-row">
      <style:table-row-properties style:row-height="0.278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194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6937in" fo:break-before="auto" style:use-optimal-row-height="fals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6425in" fo:break-before="auto" style:use-optimal-row-height="true"/>
    </style:style>
    <style:style style:name="ro17" style:family="table-row">
      <style:table-row-properties style:row-height="0.1791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2.1972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1.15in" fo:break-before="auto" style:use-optimal-row-height="false"/>
    </style:style>
    <style:style style:name="ro24" style:family="table-row">
      <style:table-row-properties style:row-height="1.772in" fo:break-before="auto" style:use-optimal-row-height="false"/>
    </style:style>
    <style:style style:name="ro25" style:family="table-row">
      <style:table-row-properties style:row-height="1.9382in" fo:break-before="auto" style:use-optimal-row-height="false"/>
    </style:style>
    <style:style style:name="ro26" style:family="table-row">
      <style:table-row-properties style:row-height="2.4146in" fo:break-before="auto" style:use-optimal-row-height="false"/>
    </style:style>
    <style:style style:name="ro27" style:family="table-row">
      <style:table-row-properties style:row-height="2.5075in" fo:break-before="auto" style:use-optimal-row-height="true"/>
    </style:style>
    <style:style style:name="ro28" style:family="table-row">
      <style:table-row-properties style:row-height="1.3161in" fo:break-before="auto" style:use-optimal-row-height="false"/>
    </style:style>
    <style:style style:name="ro29" style:family="table-row">
      <style:table-row-properties style:row-height="1.7201in" fo:break-before="auto" style:use-optimal-row-height="fals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0.9016in" fo:break-before="auto" style:use-optimal-row-height="fals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0.9535in" fo:break-before="auto" style:use-optimal-row-height="true"/>
    </style:style>
    <style:style style:name="ro34" style:family="table-row">
      <style:table-row-properties style:row-height="0.4866in" fo:break-before="auto" style:use-optimal-row-height="true"/>
    </style:style>
    <style:style style:name="ro35" style:family="table-row">
      <style:table-row-properties style:row-height="0.4866in" fo:break-before="auto" style:use-optimal-row-height="false"/>
    </style:style>
    <style:style style:name="ro36" style:family="table-row">
      <style:table-row-properties style:row-height="2.0417in" fo:break-before="auto" style:use-optimal-row-height="true"/>
    </style:style>
    <style:style style:name="ro37" style:family="table-row">
      <style:table-row-properties style:row-height="1.5752in" fo:break-before="auto" style:use-optimal-row-height="true"/>
    </style:style>
    <style:style style:name="ro38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text-position="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9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9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>
      <style:table-cell-properties fo:border="0.06pt solid #000000"/>
      <style:text-properties style:text-position=""/>
    </style:style>
    <style:style style:name="ce19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19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7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9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0" style:family="table-cell" style:parent-style-name="Default"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1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7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weight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bold" style:font-name-complex="Arial3" style:font-size-complex="9pt" style:font-style-complex="normal" style:font-weight-complex="bold"/>
    </style:style>
    <style:style style:name="ce177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8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79" style:family="table-cell" style:parent-style-name="Default">
      <style:table-cell-properties fo:wrap-option="wrap" fo:border="0.06pt solid #000000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80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size="9pt" fo:font-weight="bold" style:font-weight-asian="bold" style:font-weight-complex="bold"/>
    </style:style>
    <style:style style:name="ce3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41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fo:background-color="#ffffff" style:vertical-align="top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8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 style:data-style-name="N128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175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ext-properties style:font-name="Arial" fo:font-size="10pt" fo:font-weight="normal"/>
    </style:style>
    <style:style style:name="ce5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54" style:family="table-cell" style:parent-style-name="Default">
      <style:text-properties style:font-name="Arial"/>
    </style:style>
    <style:style style:name="ce5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7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4" style:family="table-cell" style:parent-style-name="Default" style:data-style-name="N129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normal"/>
    </style:style>
    <style:style style:name="ce85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6" style:family="table-cell" style:parent-style-name="Normal_5f_Sheet1" style:data-style-name="N129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9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normal"/>
    </style:style>
    <style:style style:name="ce93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9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29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7" style:family="table-cell" style:parent-style-name="Default" style:data-style-name="N129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fo:wrap-option="wrap"/>
    </style:style>
    <style:style style:name="ce10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1" style:family="table-cell" style:parent-style-name="Normal_5f_Sheet1">
      <style:table-cell-properties style:glyph-orientation-vertical="0" fo:background-color="#ffffff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0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0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1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style:font-name-asian="Arial" style:font-size-asian="9pt" style:font-name-complex="Tahoma" style:font-size-complex="9pt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fo:wrap-option="wrap" fo:border="0.06pt solid #000000" style:vertical-align="top"/>
    </style:style>
    <style:style style:name="ce1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fo:font-weight="normal"/>
    </style:style>
    <style:style style:name="ce11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2" style:family="table-cell" style:parent-style-name="Default">
      <style:table-cell-properties fo:background-color="#ffffff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 style:font-name-complex="Tahoma2"/>
    </style:style>
    <style:style style:name="ce130" style:family="table-cell" style:parent-style-name="Default">
      <style:table-cell-properties fo:border="0.06pt solid #000000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2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3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4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35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36" style:family="table-cell" style:parent-style-name="Default">
      <style:table-cell-properties fo:background-color="#ffffff" fo:border="0.51pt solid #000000" fo:padding-bottom="0.0193in" fo:padding-left="0.0138in" fo:padding-right="0.0138in" fo:padding-top="0.0193in"/>
    </style:style>
    <style:style style:name="ce137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38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8" style:family="text">
      <style:text-properties style:font-name="Tahoma1" fo:font-size="20pt"/>
    </style:style>
    <style:style style:name="T9" style:family="text">
      <style:text-properties style:font-name="Tahoma1" fo:font-size="12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Lucida Sans Unicode" style:font-name-complex="Tahoma2"/>
    </style:style>
    <style:style style:name="T6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73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5">
          <table:table-cell table:style-name="ce35">
            <draw:frame table:end-cell-address="Cover.C6" table:end-x="0.0138in" table:end-y="0.1563in" draw:z-index="0" draw:name="Graphics 3" draw:style-name="gr1" draw:text-style-name="P1" svg:width="2.3228in" svg:height="1.1362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9" table:number-columns-repeated="2"/>
          <table:table-cell table:style-name="ce61"/>
          <table:table-cell table:style-name="ce35" table:number-columns-spanned="3" table:number-rows-spanned="1"/>
          <table:covered-table-cell table:number-columns-repeated="2" table:style-name="ce35"/>
          <table:table-cell table:style-name="ce35" table:number-columns-repeated="248"/>
          <table:table-cell/>
        </table:table-row>
        <table:table-row table:style-name="ro5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5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5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6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7">
          <table:table-cell table:style-name="ce36"/>
          <table:table-cell table:style-name="ce40" office:value-type="string">
            <text:p>Social SNIFF TEST </text:p>
          </table:table-cell>
          <table:table-cell table:style-name="ce36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Version:</text:p>
          </table:table-cell>
          <table:table-cell table:style-name="ce49" office:value-type="float" office:value="1.3">
            <text:p>1.3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Issue date:</text:p>
          </table:table-cell>
          <table:table-cell table:style-name="ce50"/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Product Name:</text:p>
          </table:table-cell>
          <table:table-cell table:style-name="ce51" office:value-type="string">
            <text:p>eXo-Social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Product Code:</text:p>
          </table:table-cell>
          <table:table-cell table:style-name="ce52" office:value-type="string">
            <text:p>SOC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Module:</text:p>
          </table:table-cell>
          <table:table-cell table:style-name="ce53"/>
          <table:table-cell table:style-name="ce64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Total Cases:</text:p>
          </table:table-cell>
          <table:table-cell table:style-name="ce53" table:formula="of:=[Summary_Report.E32]" office:value-type="float" office:value="29">
            <text:p>29</text:p>
          </table:table-cell>
          <table:table-cell table:style-name="ce65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10">
          <table:table-cell table:style-name="ce36"/>
          <table:table-cell table:style-name="ce42" office:value-type="string">
            <text:p>Test Status</text:p>
          </table:table-cell>
          <table:table-cell table:style-name="ce54" office:value-type="string" table:number-columns-spanned="2" table:number-rows-spanned="1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  <text:p/>
          </table:table-cell>
          <table:covered-table-cell table:style-name="ce65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12">
          <table:table-cell table:style-name="ce37"/>
          <table:table-cell table:number-columns-repeated="2"/>
          <table:table-cell table:style-name="Default"/>
          <table:table-cell table:number-columns-repeated="3"/>
          <table:table-cell table:style-name="ce37" table:number-columns-repeated="248"/>
          <table:table-cell/>
        </table:table-row>
        <table:table-row table:style-name="ro13">
          <table:table-cell table:style-name="ce37"/>
          <table:table-cell table:number-columns-repeated="2"/>
          <table:table-cell table:style-name="Default"/>
          <table:table-cell table:number-columns-repeated="3"/>
          <table:table-cell table:style-name="ce37" table:number-columns-repeated="248"/>
          <table:table-cell/>
        </table:table-row>
        <table:table-row table:style-name="ro9">
          <table:table-cell table:style-name="ce37"/>
          <table:table-cell table:number-columns-repeated="2"/>
          <table:table-cell table:style-name="Default"/>
          <table:table-cell table:number-columns-repeated="3"/>
          <table:table-cell table:style-name="ce38"/>
          <table:table-cell table:style-name="ce37" table:number-columns-repeated="247"/>
          <table:table-cell/>
        </table:table-row>
        <table:table-row table:style-name="ro9">
          <table:table-cell table:style-name="ce38"/>
          <table:table-cell table:number-columns-repeated="2"/>
          <table:table-cell table:style-name="Default"/>
          <table:table-cell table:number-columns-repeated="3"/>
          <table:table-cell table:style-name="ce38" table:number-columns-repeated="248"/>
          <table:table-cell/>
        </table:table-row>
        <table:table-row table:style-name="ro14">
          <table:table-cell table:style-name="ce38"/>
          <table:table-cell table:number-columns-repeated="2"/>
          <table:table-cell table:style-name="Default"/>
          <table:table-cell table:number-columns-repeated="3"/>
          <table:table-cell table:style-name="ce38" table:number-columns-repeated="248"/>
          <table:table-cell/>
        </table:table-row>
        <table:table-row table:style-name="ro5">
          <table:table-cell table:style-name="ce38"/>
          <table:table-cell table:style-name="ce43" office:value-type="string">
            <text:p>Record of change:</text:p>
          </table:table-cell>
          <table:table-cell table:style-name="ce35"/>
          <table:table-cell table:style-name="ce61"/>
          <table:table-cell table:style-name="ce35" table:number-columns-repeated="3"/>
          <table:table-cell table:style-name="ce38" table:number-columns-repeated="248"/>
          <table:table-cell/>
        </table:table-row>
        <table:table-row table:style-name="ro15">
          <table:table-cell table:style-name="ce38"/>
          <table:table-cell table:style-name="ce44" office:value-type="string">
            <text:p>Effective Date</text:p>
          </table:table-cell>
          <table:table-cell table:style-name="ce55" office:value-type="string">
            <text:p>Version</text:p>
          </table:table-cell>
          <table:table-cell table:style-name="ce66" office:value-type="string">
            <text:p>Change description</text:p>
          </table:table-cell>
          <table:table-cell table:style-name="ce55" office:value-type="string">
            <text:p>Originator</text:p>
          </table:table-cell>
          <table:table-cell table:style-name="ce75" office:value-type="string">
            <text:p>Reviewer/</text:p>
            <text:p>Approver</text:p>
          </table:table-cell>
          <table:table-cell table:style-name="ce78" office:value-type="string">
            <text:p>Reference</text:p>
          </table:table-cell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5" office:value-type="date" office:date-value="2010-08-12">
            <text:p>12-Aug-2010</text:p>
          </table:table-cell>
          <table:table-cell table:style-name="ce56" office:value-type="string">
            <text:p>1.0</text:p>
          </table:table-cell>
          <table:table-cell table:style-name="ce67" office:value-type="string">
            <text:p>Update Sniff Test with new format</text:p>
          </table:table-cell>
          <table:table-cell table:style-name="ce74" office:value-type="string">
            <text:p>Lap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8">
          <table:table-cell table:style-name="ce38"/>
          <table:table-cell table:style-name="ce45" office:value-type="date" office:date-value="2011-03-03">
            <text:p>3-Mar-2011</text:p>
          </table:table-cell>
          <table:table-cell table:style-name="ce56" office:value-type="string">
            <text:p>1.1</text:p>
          </table:table-cell>
          <table:table-cell table:style-name="ce67" office:value-type="string">
            <text:p>Update Summary sheet and update SNF_SOC_19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16">
          <table:table-cell table:style-name="ce38"/>
          <table:table-cell table:style-name="ce46" office:value-type="float" office:value="40674">
            <text:p>11-May-11</text:p>
          </table:table-cell>
          <table:table-cell table:style-name="ce56" office:value-type="string">
            <text:p>1.2</text:p>
          </table:table-cell>
          <table:table-cell table:style-name="ce68" office:value-type="string">
            <text:p>- Remove SNF_SOC_01 because duplicated with SNF_SOC_04</text:p>
            <text:p>- Add SNF_SOC_30</text:p>
            <text:p>- Update more detail cases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80"/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6" office:value-type="float" office:value="40940">
            <text:p>1-Feb-12</text:p>
          </table:table-cell>
          <table:table-cell table:style-name="ce56" office:value-type="string">
            <text:p>1.3</text:p>
          </table:table-cell>
          <table:table-cell table:style-name="ce68" office:value-type="string">
            <text:p>- Update label for all test cases</text:p>
          </table:table-cell>
          <table:table-cell table:style-name="ce74" office:value-type="string">
            <text:p>Thao.Pham</text:p>
          </table:table-cell>
          <table:table-cell table:style-name="ce74"/>
          <table:table-cell table:style-name="ce80"/>
          <table:table-cell table:style-name="ce35"/>
          <table:table-cell table:style-name="ce38" table:number-columns-repeated="247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1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7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7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8"/>
          <table:table-cell table:style-name="ce69"/>
          <table:table-cell table:style-name="ce74" table:number-columns-repeated="2"/>
          <table:table-cell table:style-name="ce80"/>
          <table:table-cell/>
          <table:table-cell table:style-name="ce35" table:number-columns-repeated="247"/>
          <table:table-cell/>
        </table:table-row>
        <table:table-row table:style-name="ro9">
          <table:table-cell table:style-name="ce35"/>
          <table:table-cell table:style-name="ce46"/>
          <table:table-cell table:style-name="ce59"/>
          <table:table-cell table:style-name="ce70"/>
          <table:table-cell table:style-name="ce74"/>
          <table:table-cell table:style-name="ce76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8"/>
          <table:table-cell table:style-name="ce69"/>
          <table:table-cell table:style-name="ce74"/>
          <table:table-cell table:style-name="ce76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7"/>
          <table:table-cell table:style-name="ce58"/>
          <table:table-cell table:style-name="ce71"/>
          <table:table-cell table:style-name="ce74"/>
          <table:table-cell table:style-name="ce77"/>
          <table:table-cell table:style-name="ce82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7"/>
          <table:table-cell table:style-name="ce58"/>
          <table:table-cell table:style-name="ce72"/>
          <table:table-cell table:style-name="ce74" table:number-columns-repeated="3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7"/>
          <table:table-cell table:style-name="ce58"/>
          <table:table-cell table:style-name="ce72"/>
          <table:table-cell table:style-name="ce74" table:number-columns-repeated="3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8"/>
          <table:table-cell table:style-name="ce60"/>
          <table:table-cell table:style-name="ce69"/>
          <table:table-cell table:style-name="ce60"/>
          <table:table-cell table:style-name="ce76" table:number-columns-repeated="2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27" table:default-cell-style-name="ce186"/>
        <table:table-column table:style-name="co35" table:default-cell-style-name="ce189"/>
        <table:table-column table:style-name="co8" table:default-cell-style-name="ce194"/>
        <table:table-column table:style-name="co36" table:default-cell-style-name="ce198"/>
        <table:table-column table:style-name="co37" table:default-cell-style-name="ce200"/>
        <table:table-row table:style-name="ro52">
          <table:table-cell table:style-name="ce183" office:value-type="string" table:number-columns-spanned="6" table:number-rows-spanned="1">
            <text:p><text:span text:style-name="T8">SOC Sniff Test Check List</text:span></text:p>
            <text:p><text:span text:style-name="T9">Based on Product built version: </text:span></text:p>
          </table:table-cell>
          <table:covered-table-cell table:style-name="ce187"/>
          <table:covered-table-cell table:style-name="ce191"/>
          <table:covered-table-cell table:number-columns-repeated="3" table:style-name="ce195"/>
        </table:table-row>
        <table:table-row table:style-name="ro11">
          <table:table-cell table:style-name="ce184" office:value-type="string">
            <text:p>Id</text:p>
          </table:table-cell>
          <table:table-cell table:style-name="ce187" office:value-type="string">
            <text:p>Main cases</text:p>
          </table:table-cell>
          <table:table-cell table:style-name="ce192" office:value-type="string">
            <text:p>Priority</text:p>
          </table:table-cell>
          <table:table-cell table:style-name="ce196" office:value-type="string">
            <text:p>Selenium</text:p>
          </table:table-cell>
          <table:table-cell table:style-name="ce195" office:value-type="string" table:number-columns-spanned="2" table:number-rows-spanned="1">
            <text:p>Table of record</text:p>
          </table:table-cell>
          <table:covered-table-cell table:style-name="ce196"/>
        </table:table-row>
        <table:table-row table:style-name="ro11">
          <table:table-cell table:style-name="ce185" office:value-type="string" table:number-columns-spanned="2" table:number-rows-spanned="1">
            <text:p>Manage space, manage people, activities, profile, dashboard</text:p>
          </table:table-cell>
          <table:covered-table-cell table:style-name="ce187"/>
          <table:table-cell table:style-name="ce193"/>
          <table:table-cell table:style-name="ce197"/>
          <table:table-cell table:style-name="ce199" office:value-type="string">
            <text:p>Total of High</text:p>
          </table:table-cell>
          <table:table-cell table:style-name="ce201" table:formula="of:=SUMPRODUCT(([.C4:.C540]=&quot;High&quot;)*([.D4:.D540]=&quot;x&quot;))" office:value-type="float" office:value="0">
            <text:p>0</text:p>
          </table:table-cell>
        </table:table-row>
        <table:table-row table:style-name="ro8">
          <table:table-cell office:value-type="string">
            <text:p>SNF_SOC_SPC_02</text:p>
          </table:table-cell>
          <table:table-cell table:style-name="ce188" office:value-type="string">
            <text:p>Manage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Medium</text:p>
          </table:table-cell>
          <table:table-cell table:style-name="ce199" table:formula="of:=SUMPRODUCT(([.C4:.C540]=&quot;Medium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3</text:p>
          </table:table-cell>
          <table:table-cell table:style-name="ce188" office:value-type="string">
            <text:p>Search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Low</text:p>
          </table:table-cell>
          <table:table-cell table:style-name="ce201" table:formula="of:=SUMPRODUCT(([.C4:.C540]=&quot;Low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4</text:p>
          </table:table-cell>
          <table:table-cell table:style-name="ce188" office:value-type="string">
            <text:p>Access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Add Activity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Actions on Space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7</text:p>
          </table:table-cell>
          <table:table-cell office:value-type="string">
            <text:p>Invite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8</text:p>
          </table:table-cell>
          <table:table-cell office:value-type="string">
            <text:p>Request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Remove user from space</text:p>
          </table:table-cell>
          <table:table-cell office:value-type="string">
            <text:p>High</text:p>
          </table:table-cell>
          <table:table-cell table:style-name="Default"/>
          <table:table-cell table:number-columns-repeated="2"/>
        </table:table-row>
        <table:table-row table:style-name="ro11">
          <table:table-cell office:value-type="string">
            <text:p>SNF_SOC_SPC_10</text:p>
          </table:table-cell>
          <table:table-cell office:value-type="string">
            <text:p>Change member's role i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1</text:p>
          </table:table-cell>
          <table:table-cell office:value-type="string">
            <text:p>Add/Edit/Delete application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2</text:p>
          </table:table-cell>
          <table:table-cell table:style-name="ce188" office:value-type="string">
            <text:p>Leave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Manage Space Navigation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4</text:p>
          </table:table-cell>
          <table:table-cell office:value-type="string">
            <text:p>Check Invitation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5</text:p>
          </table:table-cell>
          <table:table-cell office:value-type="string">
            <text:p>Check Pending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Check Public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Check People listing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8</text:p>
          </table:table-cell>
          <table:table-cell table:style-name="ce190" office:value-type="string">
            <text:p>Search peop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9</text:p>
          </table:table-cell>
          <table:table-cell table:style-name="ce190" office:value-type="string">
            <text:p>Accept/Deny Invitation 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0</text:p>
          </table:table-cell>
          <table:table-cell table:style-name="ce190" office:value-type="string">
            <text:p>Network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1</text:p>
          </table:table-cell>
          <table:table-cell table:style-name="ce190" office:value-type="string">
            <text:p>Incom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2</text:p>
          </table:table-cell>
          <table:table-cell table:style-name="ce190" office:value-type="string">
            <text:p>Outgo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Add User's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5</text:p>
          </table:table-cell>
          <table:table-cell office:value-type="string">
            <text:p>View activities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6</text:p>
          </table:table-cell>
          <table:table-cell table:style-name="ce190" office:value-type="string">
            <text:p>View and Edit user's pro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7</text:p>
          </table:table-cell>
          <table:table-cell table:style-name="ce190" office:value-type="string">
            <text:p>View profile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8</text:p>
          </table:table-cell>
          <table:table-cell office:value-type="string">
            <text:p>Drag &amp; drop gadget in Dashboar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29</text:p>
          </table:table-cell>
          <table:table-cell office:value-type="string">
            <text:p>Share and View link for frien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30</text:p>
          </table:table-cell>
          <table:table-cell table:style-name="ce190" office:value-type="string">
            <text:p>View Connections list of other user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column table:style-name="co37" table:default-cell-style-name="ce200"/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row table:style-name="ro18">
          <table:table-cell/>
          <table:table-cell table:style-name="ce87" table:number-columns-repeated="2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Passed</text:p>
          </table:table-cell>
          <table:table-cell table:style-name="ce118" table:formula="of:=COUNTIF([.K$7:.K$885];[.$J1])" office:value-type="float" office:value="0">
            <text:p>0</text:p>
          </table:table-cell>
          <table:table-cell table:style-name="ce118" table:formula="of:=COUNTIF([.L$7:.L$885];[.$J1])" office:value-type="float" office:value="0">
            <text:p>0</text:p>
          </table:table-cell>
          <table:table-cell table:style-name="ce118" table:formula="of:=COUNTIF([.M$7:.M$885];[.$J1])" office:value-type="float" office:value="0">
            <text:p>0</text:p>
          </table:table-cell>
          <table:table-cell table:style-name="ce118" table:formula="of:=COUNTIF([.N$7:.N$885];[.$J1])" office:value-type="float" office:value="0">
            <text:p>0</text:p>
          </table:table-cell>
          <table:table-cell table:style-name="ce132" table:number-columns-repeated="5"/>
          <table:table-cell table:number-columns-repeated="1004"/>
        </table:table-row>
        <table:table-row table:style-name="ro18">
          <table:table-cell/>
          <table:table-cell table:style-name="ce87" office:value-type="string">
            <text:p>TEST CASES</text:p>
          </table:table-cell>
          <table:table-cell table:style-name="ce87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Failed</text:p>
          </table:table-cell>
          <table:table-cell table:style-name="ce118" table:formula="of:=COUNTIF([.K$7:.K$885];[.$J2])" office:value-type="float" office:value="0">
            <text:p>0</text:p>
          </table:table-cell>
          <table:table-cell table:style-name="ce118" table:formula="of:=COUNTIF([.L$7:.L$885];[.$J2])" office:value-type="float" office:value="0">
            <text:p>0</text:p>
          </table:table-cell>
          <table:table-cell table:style-name="ce118" table:formula="of:=COUNTIF([.M$7:.M$885];[.$J2])" office:value-type="float" office:value="0">
            <text:p>0</text:p>
          </table:table-cell>
          <table:table-cell table:style-name="ce118" table:formula="of:=COUNTIF([.N$7:.N$885];[.$J2])" office:value-type="float" office:value="0">
            <text:p>0</text:p>
          </table:table-cell>
          <table:table-cell table:style-name="ce132" table:number-columns-repeated="5"/>
          <table:table-cell table:number-columns-repeated="1004"/>
        </table:table-row>
        <table:table-row table:style-name="ro18">
          <table:table-cell/>
          <table:table-cell table:style-name="ce88" table:number-columns-repeated="4"/>
          <table:table-cell/>
          <table:table-cell table:style-name="ce99"/>
          <table:table-cell table:style-name="ce88" table:number-columns-repeated="2"/>
          <table:table-cell table:style-name="ce118" office:value-type="string">
            <text:p>Blocked</text:p>
          </table:table-cell>
          <table:table-cell table:style-name="ce118" table:formula="of:=COUNTIF([.K$7:.K$885];[.$J3])" office:value-type="float" office:value="0">
            <text:p>0</text:p>
          </table:table-cell>
          <table:table-cell table:style-name="ce118" table:formula="of:=COUNTIF([.L$7:.L$885];[.$J3])" office:value-type="float" office:value="0">
            <text:p>0</text:p>
          </table:table-cell>
          <table:table-cell table:style-name="ce118" table:formula="of:=COUNTIF([.M$7:.M$885];[.$J3])" office:value-type="float" office:value="0">
            <text:p>0</text:p>
          </table:table-cell>
          <table:table-cell table:style-name="ce118" table:formula="of:=COUNTIF([.N$7:.N$885];[.$J3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19">
          <table:table-cell/>
          <table:table-cell table:style-name="ce89" office:value-type="string">
            <text:p>Functions List<text:span text:style-name="T4">:</text:span></text:p>
          </table:table-cell>
          <table:table-cell table:style-name="ce94" office:value-type="string" table:number-columns-spanned="3" table:number-rows-spanned="1">
            <text:p>Space, people, Activity, profile, dashboard</text:p>
          </table:table-cell>
          <table:covered-table-cell table:style-name="ce98"/>
          <table:covered-table-cell table:style-name="ce102"/>
          <table:table-cell/>
          <table:table-cell table:style-name="ce99"/>
          <table:table-cell table:style-name="ce110"/>
          <table:table-cell table:style-name="ce114"/>
          <table:table-cell table:style-name="ce119" office:value-type="string">
            <text:p>Untested</text:p>
          </table:table-cell>
          <table:table-cell table:style-name="ce118" table:formula="of:=COUNTIF([.K$7:.K$885];[.$J4])" office:value-type="float" office:value="0">
            <text:p>0</text:p>
          </table:table-cell>
          <table:table-cell table:style-name="ce118" table:formula="of:=COUNTIF([.L$7:.L$885];[.$J4])" office:value-type="float" office:value="0">
            <text:p>0</text:p>
          </table:table-cell>
          <table:table-cell table:style-name="ce118" table:formula="of:=COUNTIF([.M$7:.M$885];[.$J4])" office:value-type="float" office:value="0">
            <text:p>0</text:p>
          </table:table-cell>
          <table:table-cell table:style-name="ce118" table:formula="of:=COUNTIF([.N$7:.N$885];[.$J4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20">
          <table:table-cell/>
          <table:table-cell table:style-name="ce89" office:value-type="string">
            <text:p>Total Main Cases:</text:p>
          </table:table-cell>
          <table:table-cell table:style-name="ce95" table:formula="of:=MAX([.A7:.A1119])" office:value-type="float" office:value="29" table:number-columns-spanned="3" table:number-rows-spanned="1">
            <text:p>29</text:p>
          </table:table-cell>
          <table:covered-table-cell table:number-columns-repeated="2" table:style-name="ce99"/>
          <table:table-cell/>
          <table:table-cell table:style-name="ce99"/>
          <table:table-cell table:style-name="ce110"/>
          <table:table-cell table:style-name="ce115"/>
          <table:table-cell office:value-type="string">
            <text:p>N/A</text:p>
          </table:table-cell>
          <table:table-cell table:style-name="ce118" table:formula="of:=COUNTIF([.K$7:.K$885];[.$J5])" office:value-type="float" office:value="0">
            <text:p>0</text:p>
          </table:table-cell>
          <table:table-cell table:style-name="ce118" table:formula="of:=COUNTIF([.L$7:.L$885];[.$J5])" office:value-type="float" office:value="0">
            <text:p>0</text:p>
          </table:table-cell>
          <table:table-cell table:style-name="ce118" table:formula="of:=COUNTIF([.M$7:.M$885];[.$J5])" office:value-type="float" office:value="0">
            <text:p>0</text:p>
          </table:table-cell>
          <table:table-cell table:style-name="ce118" table:formula="of:=COUNTIF([.N$7:.N$885];[.$J5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8">
          <table:table-cell table:style-name="ce83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>
            <text:p>Tester</text:p>
          </table:table-cell>
          <table:table-cell table:style-name="ce126">
            <text:p>IE7</text:p>
          </table:table-cell>
          <table:table-cell table:style-name="ce126">
            <text:p>FireFox3.5</text:p>
          </table:table-cell>
          <table:table-cell table:style-name="ce126">
            <text:p>Comment/Bug</text:p>
          </table:table-cell>
          <table:table-cell table:style-name="ce126" table:number-columns-repeated="1"/>
          <table:table-cell table:style-name="ce134" table:number-columns-repeated="2"/>
          <table:table-cell table:style-name="ce137" table:number-columns-repeated="3"/>
          <table:table-cell table:number-columns-repeated="1004"/>
        </table:table-row>
        <table:table-row table:style-name="ro21">
          <table:table-cell table:style-name="ce84" office:value-type="float" office:value="1">
            <text:p>1.00</text:p>
          </table:table-cell>
          <table:table-cell table:style-name="ce91" office:value-type="string">
            <text:p>SNF_SOC_SPC_02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anage</text:p>
          </table:table-cell>
          <table:table-cell table:style-name="ce103" office:value-type="string">
            <text:p>Manage Space (Add/edit/delete)</text:p>
          </table:table-cell>
          <table:table-cell table:style-name="ce103" office:value-type="string">
            <text:p>Step 1: Manage Space</text:p>
          </table:table-cell>
          <table:table-cell table:style-name="ce104" office:value-type="string">
            <text:p>- Login Intranet</text:p>
            <text:p>- Click on My space on Admin bar</text:p>
            <text:p>- Click Add new space and input valid value into create space form</text:p>
            <text:p>- Click on Create button</text:p>
            <text:p>- On My spaces list, click Edit: Edit information, visibility, edit avatar and click save</text:p>
            <text:p>- On My spaces list, click on Delete space</text:p>
            <text:p/>
          </table:table-cell>
          <table:table-cell table:style-name="ce104" office:value-type="string">
            <text:p>- New space is displayed on My space list of user and Publics space list of other user.</text:p>
            <text:p>- All changed of space is saved. User see it when access space</text:p>
            <text:p>- Space is removed. It doesn't display on My space list of user and all spaces list of other user.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2">
          <table:table-cell table:style-name="ce8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91" office:value-type="string">
            <text:p>SNF_SOC_SPC_03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Search</text:p>
          </table:table-cell>
          <table:table-cell table:style-name="ce103" office:value-type="string">
            <text:p>Search Space</text:p>
          </table:table-cell>
          <table:table-cell table:style-name="ce103" office:value-type="string">
            <text:p>Step 1: Search Space</text:p>
          </table:table-cell>
          <table:table-cell table:style-name="ce104" office:value-type="string">
            <text:p>- Click on My space on Admin bar</text:p>
            <text:p>- Input name or description into text box and click on Search button</text:p>
            <text:p>- Search space by directory: Click on each characters (filter by A -&gt; Z)</text:p>
            <text:p/>
          </table:table-cell>
          <table:table-cell table:style-name="ce104" office:value-type="string">
            <text:p>- Display all result match with keyword </text:p>
            <text:p>- Display all spaces which has last name starts by the selected char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3">
          <table:table-cell table:style-name="ce8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91" office:value-type="string">
            <text:p>SNF_SOC_SPC_04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Access</text:p>
          </table:table-cell>
          <table:table-cell table:style-name="ce103" office:value-type="string">
            <text:p>Access Space</text:p>
          </table:table-cell>
          <table:table-cell table:style-name="ce103" office:value-type="string">
            <text:p>Step 1: Access space</text:p>
          </table:table-cell>
          <table:table-cell table:style-name="ce109" office:value-type="string">
            <text:p><text:span text:style-name="T5">- Login by user</text:span></text:p>
            <text:p><text:span text:style-name="T5">- Click on My Spaces on Admin bar → </text:span><text:span text:style-name="T5">click on My Spaces tab</text:span></text:p>
            <text:p><text:span text:style-name="T5">- On Space list, click on space's name or </text:span><text:span text:style-name="T5">avatar of space</text:span></text:p>
            <text:p><text:span text:style-name="T5"/></text:p>
          </table:table-cell>
          <table:table-cell table:style-name="ce111" office:value-type="string">
            <text:p>- Display spaces list</text:p>
            <text:p>- Show content of space with:</text:p>
            <text:p>+ Focus on home space page</text:p>
            <text:p>+ All default portlet display: Home space, Discussion, Members, Wiki, Documents Space settings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4">
          <table:table-cell table:style-name="ce8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91" office:value-type="string">
            <text:p>SNF_SOC_SPC_05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Activity</text:p>
          </table:table-cell>
          <table:table-cell table:style-name="ce104" office:value-type="string">
            <text:p>Add Activity on Space</text:p>
          </table:table-cell>
          <table:table-cell table:style-name="ce104" office:value-type="string">
            <text:p>Step 1: Add Activity on Space</text:p>
          </table:table-cell>
          <table:table-cell table:style-name="ce104" office:value-type="string">
            <text:p>- Access space's homepage</text:p>
            <text:p>- Write something on space and click Share </text:p>
            <text:p>- Click on Link, input an URL, click on “Plus” icon to add link and click on Share </text:p>
            <text:p>- Click on File, select file to upload and share</text:p>
            <text:p><text:span text:style-name="T6"/></text:p>
          </table:table-cell>
          <table:table-cell table:style-name="ce104" office:value-type="string">
            <text:p>- Home page of Space is showed with activities gadget default</text:p>
            <text:p>- Added activity is show on user's activities portlet and will be shared with user's friend</text:p>
            <text:p>- Added link is show on user's activities portlet and will be shared with user's friend</text:p>
            <text:p>- Added file is show on user's activities portlet and will be shared with user's friend</text:p>
            <text:p><text:span text:style-name="T6"/></text:p>
            <text:p/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5">
          <table:table-cell table:style-name="ce8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91" office:value-type="string">
            <text:p>SNF_SOC_SPC_06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Activity actions</text:p>
          </table:table-cell>
          <table:table-cell table:style-name="ce104" office:value-type="string">
            <text:p>Actions on Space 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 page or go to space's home page to view <text:s/>activity of space</text:p>
            <text:p><text:span text:style-name="T6">- Click Like/Unlike an activity</text:span></text:p>
            <text:p>- Click on Add/Delete Comment</text:p>
            <text:p><text:span text:style-name="T6">- Click on Delete activity</text:span></text:p>
            <text:p/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<text:span text:style-name="T6">- Delete comment successfully. </text:span><text:span text:style-name="T6">Comment is removed out comment list </text:span><text:span text:style-name="T6">of activity</text:span></text:p>
            <text:p><text:span text:style-name="T6">- The Activities is removed out 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6">
          <table:table-cell table:style-name="ce8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91" office:value-type="string">
            <text:p>SNF_SOC_SPC_07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ember/Invite</text:p>
          </table:table-cell>
          <table:table-cell table:style-name="ce104" office:value-type="string">
            <text:p>Invite/Accept user to Space</text:p>
          </table:table-cell>
          <table:table-cell table:style-name="ce104" office:value-type="string">
            <text:p>Step 1: Invite/Accept user</text:p>
          </table:table-cell>
          <table:table-cell table:style-name="ce104" office:value-type="string">
            <text:p>- Access to a space from my space list</text:p>
            <text:p>- Click on Space Settings icon, select Member tab</text:p>
            <text:p>- Click on User icon, select some users from list and click on Invite icon</text:p>
            <text:p><text:span text:style-name="T6">- Login by invited users:</text:span></text:p>
            <text:p><text:span text:style-name="T6">+ Go to My space –&gt; Invitations </text:span><text:span text:style-name="T6">Received tab and click on Accept </text:span></text:p>
            <text:p><text:span text:style-name="T6">+ Another user click on Ignore button</text:span></text:p>
            <text:p/>
          </table:table-cell>
          <table:table-cell table:style-name="ce104" office:value-type="string">
            <text:p>- Space settings is displayed, focus on Member tab</text:p>
            <text:p>- Name of invited user is displayed on invited list.</text:p>
            <text:p>- After invited user accept invitation, invited <text:s/>space will move from invitation space list to my space list of user</text:p>
            <text:p>- <text:s/>Accepted user is displayed on Member List</text:p>
            <text:p>- After user ignored, the invitation is removed from Received Invitations list and this user does not displayed on Member list of space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7">
          <table:table-cell table:style-name="ce8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91" office:value-type="string">
            <text:p>SNF_SOC_SPC_08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ember/Request</text:p>
          </table:table-cell>
          <table:table-cell table:style-name="ce104" office:value-type="string">
            <text:p>Request/Accept user to Space</text:p>
          </table:table-cell>
          <table:table-cell table:style-name="ce104" office:value-type="string">
            <text:p>Step 1: Request/Accept user</text:p>
          </table:table-cell>
          <table:table-cell table:style-name="ce104" office:value-type="string">
            <text:p>- Go to My space page and select All Spaces tab</text:p>
            <text:p>- Click on Request to Join button corresponding of a specific Space</text:p>
            <text:p>- Click on Requests Pending</text:p>
            <text:p>- Login by manager of requested space: Access space -&gt; space setting -&gt; member tab</text:p>
            <text:p>- Accept/deny request by clicking on Validate or Decline icon</text:p>
            <text:p>- Verify requested user is displayed Member List</text:p>
          </table:table-cell>
          <table:table-cell table:style-name="ce104" office:value-type="string">
            <text:p>- Public space list is accessed</text:p>
            <text:p>- After send request, the button Request to Join is changed to Cancel</text:p>
            <text:p>- Display the space user has just requested to join in Requests Pending list</text:p>
            <text:p>- After manager accept the request, sent user is member of space</text:p>
            <text:p>- Accepted user is displayed Member List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8">
          <table:table-cell table:style-name="ce8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91" office:value-type="string">
            <text:p>SNF_SOC_SPC_09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ember/Remove</text:p>
          </table:table-cell>
          <table:table-cell table:style-name="ce104" office:value-type="string">
            <text:p>Remove user from space</text:p>
          </table:table-cell>
          <table:table-cell table:style-name="ce104" office:value-type="string">
            <text:p>Step 1: Remove user</text:p>
          </table:table-cell>
          <table:table-cell table:style-name="ce104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icon</text:p>
          </table:table-cell>
          <table:table-cell table:style-name="ce104" office:value-type="string">
            <text:p>- User become member of Space</text:p>
            <text:p>- User is remove out space. User is not display on Member list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9">
          <table:table-cell table:style-name="ce8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91" office:value-type="string">
            <text:p>SNF_SOC_SPC_10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ember/Change Role</text:p>
          </table:table-cell>
          <table:table-cell table:style-name="ce104" office:value-type="string">
            <text:p>Change member's role in Space</text:p>
          </table:table-cell>
          <table:table-cell table:style-name="ce104" office:value-type="string">
            <text:p>Step 1: Change member's role</text:p>
          </table:table-cell>
          <table:table-cell table:style-name="ce104" office:value-type="string">
            <text:p>- Invite a user become member of space</text:p>
            <text:p>- User accept invitation</text:p>
            <text:p><text:span text:style-name="T6">- Login by manager of requested space: </text:span><text:span text:style-name="T6">Access space -&gt; space setting -&gt; </text:span><text:span text:style-name="T6">member tab</text:span></text:p>
            <text:p>- Select user and click on Remove Leader or Make Leader icon</text:p>
          </table:table-cell>
          <table:table-cell table:style-name="ce104" office:value-type="string">
            <text:p>- User become member of Space</text:p>
            <text:p>- After make user is leader, user can access space setting of space.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0">
          <table:table-cell table:style-name="ce86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92" office:value-type="string">
            <text:p>SNF_SOC_SPC_11</text:p>
          </table:table-cell>
          <table:table-cell table:style-name="ce97" office:value-type="float" office:value="1">
            <text:p>1.00</text:p>
          </table:table-cell>
          <table:table-cell table:style-name="ce101" office:value-type="string">
            <text:p>Social/Space/Applications</text:p>
          </table:table-cell>
          <table:table-cell table:style-name="ce93" office:value-type="string">
            <text:p>Add/Edit/Delete application on Space</text:p>
          </table:table-cell>
          <table:table-cell table:style-name="ce93" office:value-type="string">
            <text:p>Step 1: Add/Edit/Delete application</text:p>
          </table:table-cell>
          <table:table-cell table:style-name="ce93" office:value-type="string">
            <text:p>- Access Space, select Setting tab/Application</text:p>
            <text:p>- Click on Add Application, select application and click on “Install” icon to add</text:p>
            <text:p>- Click on remove icon beside application</text:p>
          </table:table-cell>
          <table:table-cell table:style-name="ce93" office:value-type="string">
            <text:p>- Application is added on space. Name of application is display on left menu</text:p>
            <text:p>- Application is move out space, name of one is not display on left menu</text:p>
          </table:table-cell>
          <table:table-cell table:style-name="ce117" office:value-type="string">
            <text:p>High</text:p>
          </table:table-cell>
          <table:table-cell table:style-name="ce122"/>
          <table:table-cell table:style-name="ce128" table:number-columns-repeated="4"/>
          <table:table-cell table:style-name="ce136" table:number-columns-repeated="5"/>
          <table:table-cell table:style-name="ce138" table:number-columns-repeated="1004"/>
        </table:table-row>
        <table:table-row table:style-name="ro31">
          <table:table-cell table:style-name="ce8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91" office:value-type="string">
            <text:p>SNF_SOC_SPC_12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Leave</text:p>
          </table:table-cell>
          <table:table-cell table:style-name="ce103" office:value-type="string">
            <text:p>Leave Space</text:p>
          </table:table-cell>
          <table:table-cell table:style-name="ce103" office:value-type="string">
            <text:p>Step 1: Leave Space</text:p>
          </table:table-cell>
          <table:table-cell table:style-name="ce104" office:value-type="string">
            <text:p>- Go to My space page</text:p>
            <text:p>- Click on Leave button on space</text:p>
            <text:p/>
            <text:p/>
          </table:table-cell>
          <table:table-cell table:style-name="ce104" office:value-type="string">
            <text:p>- Display list of space which user Is member</text:p>
            <text:p>- Space is disappeared from list and moved to All spaces list, user is not member of space</text:p>
            <text:p/>
            <text:p/>
            <text:p/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91" office:value-type="string">
            <text:p>SNF_SOC_SPC_13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anage navigation</text:p>
          </table:table-cell>
          <table:table-cell table:style-name="ce104" office:value-type="string">
            <text:p>Manage Space Navigation </text:p>
          </table:table-cell>
          <table:table-cell table:style-name="ce104" office:value-type="string">
            <text:p>Step 1: Manage Space Navigation </text:p>
          </table:table-cell>
          <table:table-cell table:style-name="ce104" office:value-type="string">
            <text:p>- Access Space, select Setting tab/ Navigation tab</text:p>
            <text:p><text:s text:c="3"/>+ Click on Add node, enter Node name and other information and click on save</text:p>
            <text:p><text:s text:c="3"/>+ Right click on node and <text:s/>select Edit this node, change the value of node and click on save</text:p>
            <text:p><text:s text:c="3"/>+ Delete existing node</text:p>
          </table:table-cell>
          <table:table-cell table:style-name="ce109" office:value-type="string">
            <text:p><text:span text:style-name="T5">- Node is added and is showed on </text:span><text:span text:style-name="T5">navigation of space.</text:span></text:p>
            <text:p><text:span text:style-name="T5">- Node/Page's node is update with all </text:span><text:span text:style-name="T5">changed value</text:span></text:p>
            <text:p><text:span text:style-name="T5">- Node is deleted and is not showed on </text:span><text:span text:style-name="T5">space's navigation </text:span>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3">
          <table:table-cell table:style-name="ce8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91" office:value-type="string">
            <text:p>SNF_SOC_SPC_14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List/Invitation</text:p>
          </table:table-cell>
          <table:table-cell table:style-name="ce104" office:value-type="string">
            <text:p>Check Invitation space list</text:p>
          </table:table-cell>
          <table:table-cell table:style-name="ce104" office:value-type="string">
            <text:p>Step 1: Check displaying on <text:s/>Invitations Received space list</text:p>
          </table:table-cell>
          <table:table-cell table:style-name="ce104" office:value-type="string">
            <text:p>- Create new space</text:p>
            <text:p>- Send Invitation to user</text:p>
            <text:p>- Log in by invited user, go to My space page → Invitations Received tab</text:p>
            <text:p/>
          </table:table-cell>
          <table:table-cell table:style-name="ce104" office:value-type="string">
            <text:p>- Show all invited space. User can accept/ignore the invitation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3">
          <table:table-cell table:style-name="ce8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91" office:value-type="string">
            <text:p>SNF_SOC_SPC_15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List/Pending</text:p>
          </table:table-cell>
          <table:table-cell table:style-name="ce104" office:value-type="string">
            <text:p>Check Pending space list</text:p>
          </table:table-cell>
          <table:table-cell table:style-name="ce104" office:value-type="string">
            <text:p>Step 1: Check displaying on Requests Pending list</text:p>
          </table:table-cell>
          <table:table-cell table:style-name="ce104" office:value-type="string">
            <text:p>- Go to My space page → select All spaces tab</text:p>
            <text:p>- Send request to specific Space </text:p>
            <text:p>- Click on Requests Pending tab</text:p>
          </table:table-cell>
          <table:table-cell table:style-name="ce104" office:value-type="string">
            <text:p>- Show all pending requests of this user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4">
          <table:table-cell table:style-name="ce8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91" office:value-type="string">
            <text:p>SNF_SOC_SPC_16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List/Public</text:p>
          </table:table-cell>
          <table:table-cell table:style-name="ce104" office:value-type="string">
            <text:p>Check All spaces list</text:p>
          </table:table-cell>
          <table:table-cell table:style-name="ce104" office:value-type="string">
            <text:p>Step 1: Check All Spaces list</text:p>
          </table:table-cell>
          <table:table-cell table:style-name="ce104" office:value-type="string">
            <text:p>- Create new space</text:p>
            <text:p>- Login by other user</text:p>
            <text:p>- Access Space/All spaces</text:p>
          </table:table-cell>
          <table:table-cell table:style-name="ce104" office:value-type="string">
            <text:p>- Show created space. User can send request to join space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5">
          <table:table-cell table:style-name="ce8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91" office:value-type="string">
            <text:p>SNF_SOC_PEO_17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List</text:p>
          </table:table-cell>
          <table:table-cell table:style-name="ce104" office:value-type="string">
            <text:p>Check People listing</text:p>
          </table:table-cell>
          <table:table-cell table:style-name="ce104" office:value-type="string">
            <text:p>Step 1: People listing</text:p>
          </table:table-cell>
          <table:table-cell table:style-name="ce104" office:value-type="string">
            <text:p>- Hover the mouse over User name on Navigation bar, click on Find people</text:p>
          </table:table-cell>
          <table:table-cell table:style-name="ce104" office:value-type="string">
            <text:p>Show all users on Social and user can send friend request to connect with other users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91" office:value-type="string">
            <text:p>SNF_SOC_PEO_18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Search</text:p>
          </table:table-cell>
          <table:table-cell table:style-name="ce105" office:value-type="string">
            <text:p>Search people</text:p>
          </table:table-cell>
          <table:table-cell table:style-name="ce105" office:value-type="string">
            <text:p>Step 1: Search people</text:p>
          </table:table-cell>
          <table:table-cell table:style-name="ce104" office:value-type="string">
            <text:p>- Enter name of people into search text box and press Enter</text:p>
            <text:p>- Search by Role/Skill:</text:p>
            <text:p>+ Enter text into Position field and press Enter</text:p>
            <text:p>+ Enter text into field skill and press Enter</text:p>
            <text:p>- Click on character from people directory characters list</text:p>
          </table:table-cell>
          <table:table-cell table:style-name="ce104" office:value-type="string">
            <text:p>- Display all results match with keyword </text:p>
            <text:p>- Use search by directory, display all user which has name start by selected char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6">
          <table:table-cell table:style-name="ce86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92" office:value-type="string">
            <text:p>SNF_SOC_PEO_19</text:p>
          </table:table-cell>
          <table:table-cell table:style-name="ce97" office:value-type="float" office:value="1">
            <text:p>1.00</text:p>
          </table:table-cell>
          <table:table-cell table:style-name="ce101" office:value-type="string">
            <text:p>Social/People/Invite</text:p>
          </table:table-cell>
          <table:table-cell table:style-name="ce106" office:value-type="string">
            <text:p>Accept/Deny Invitation </text:p>
          </table:table-cell>
          <table:table-cell table:style-name="ce106" office:value-type="string">
            <text:p>Step 1: Send invitation</text:p>
          </table:table-cell>
          <table:table-cell table:style-name="ce93" office:value-type="string">
            <text:p>- Login intranet home</text:p>
            <text:p>- Hover the mouse over the user name and click on Find People</text:p>
            <text:p>- Click on Connect button to invite about 2 users</text:p>
            <text:p>- Login by invited users, go to My Connections/Requests Received</text:p>
            <text:p>- An user click on Confirm button and another user Ignore the invitation</text:p>
          </table:table-cell>
          <table:table-cell table:style-name="ce93" office:value-type="string">
            <text:p>- Display list of people</text:p>
            <text:p>- Invitation is sent to user, Connect button is changed to Cacel Request</text:p>
            <text:p>- With user confirmed the invitation, user <text:s/>becomes friend and user's name is displayed on user's network list </text:p>
            <text:p>- With user ignored the invitation, User isn't displayed on user's network list</text:p>
          </table:table-cell>
          <table:table-cell table:style-name="ce117" office:value-type="string">
            <text:p>High</text:p>
          </table:table-cell>
          <table:table-cell table:style-name="ce122"/>
          <table:table-cell table:style-name="ce129"/>
          <table:table-cell table:style-name="ce128" table:number-columns-repeated="3"/>
          <table:table-cell table:style-name="ce136" table:number-columns-repeated="5"/>
          <table:table-cell table:style-name="ce138" table:number-columns-repeated="1004"/>
        </table:table-row>
        <table:table-row table:style-name="ro37">
          <table:table-cell table:style-name="ce8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91" office:value-type="string">
            <text:p>SNF_SOC_PEO_20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Network</text:p>
          </table:table-cell>
          <table:table-cell table:style-name="ce107" office:value-type="string">
            <text:p>Network</text:p>
          </table:table-cell>
          <table:table-cell table:style-name="ce105" office:value-type="string">
            <text:p>Step 1: Open Network list</text:p>
          </table:table-cell>
          <table:table-cell table:style-name="ce104" office:value-type="string">
            <text:p>- Login intranet home</text:p>
            <text:p>- Access people list, invite an user</text:p>
            <text:p>- Invited user accept invitation</text:p>
            <text:p>- Go to My Connections → select Network tab</text:p>
            <text:p><text:span text:style-name="T6">- Click Remove Connection button</text:span></text:p>
            <text:p/>
          </table:table-cell>
          <table:table-cell table:style-name="ce104" office:value-type="string">
            <text:p><text:span text:style-name="T6">- Display user's relation</text:span></text:p>
            <text:p><text:span text:style-name="T6">- Selected friend is removed. User can </text:span><text:span text:style-name="T6">re-add friend</text:span>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6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93" office:value-type="string">
            <text:p>SNF_SOC_PEO_21</text:p>
          </table:table-cell>
          <table:table-cell table:style-name="ce97" office:value-type="float" office:value="1">
            <text:p>1.00</text:p>
          </table:table-cell>
          <table:table-cell table:style-name="ce93" office:value-type="string">
            <text:p>Social/People/Received Invitations</text:p>
          </table:table-cell>
          <table:table-cell table:style-name="ce108" office:value-type="string">
            <text:p>Received Invitations</text:p>
          </table:table-cell>
          <table:table-cell table:style-name="ce93" office:value-type="string">
            <text:p>Step 1: Open Requests Received <text:s/>list</text:p>
          </table:table-cell>
          <table:table-cell table:style-name="ce93" office:value-type="string">
            <text:p><text:span text:style-name="T6">- Login intranet home</text:span></text:p>
            <text:p><text:span text:style-name="T6">- Access people list, invite an user</text:span></text:p>
            <text:p>- Login by invited user, go to My Connections/ Requests Received</text:p>
            <text:p>- Invited user can Accept/Ignore the invitation</text:p>
          </table:table-cell>
          <table:table-cell table:style-name="ce93" office:value-type="string">
            <text:p>- Display all user's invitations</text:p>
          </table:table-cell>
          <table:table-cell table:style-name="ce93" office:value-type="string">
            <text:p>High</text:p>
          </table:table-cell>
          <table:table-cell table:style-name="ce93" table:number-columns-repeated="1014"/>
        </table:table-row>
        <table:table-row table:style-name="ro30">
          <table:table-cell table:style-name="ce86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93" office:value-type="string">
            <text:p>SNF_SOC_PEO_22</text:p>
          </table:table-cell>
          <table:table-cell table:style-name="ce97" office:value-type="float" office:value="1">
            <text:p>1.00</text:p>
          </table:table-cell>
          <table:table-cell table:style-name="ce93" office:value-type="string">
            <text:p>Social/People/Pending Requests</text:p>
          </table:table-cell>
          <table:table-cell table:style-name="ce93" office:value-type="string">
            <text:p>Pending Requests list</text:p>
          </table:table-cell>
          <table:table-cell table:style-name="ce93" office:value-type="string">
            <text:p>Step 1: Open Pending Requests list</text:p>
          </table:table-cell>
          <table:table-cell table:style-name="ce93" office:value-type="string">
            <text:p><text:span text:style-name="T6">- Login intranet home</text:span></text:p>
            <text:p><text:span text:style-name="T6">- Access people list, invite an user</text:span></text:p>
            <text:p><text:span text:style-name="T6">- Go to My Connections/Requests Sent</text:span></text:p>
            <text:p>- Click Cancel Request</text:p>
          </table:table-cell>
          <table:table-cell table:style-name="ce93" office:value-type="string">
            <text:p>- Display all user's requests</text:p>
            <text:p>- Requested user is removed from list</text:p>
          </table:table-cell>
          <table:table-cell table:style-name="ce93" office:value-type="string">
            <text:p>High</text:p>
          </table:table-cell>
          <table:table-cell table:style-name="ce93" table:number-columns-repeated="1014"/>
        </table:table-row>
        <table:table-row table:style-name="ro32">
          <table:table-cell table:style-name="ce8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91" office:value-type="string">
            <text:p>SNF_SOC_PEO_23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Activities/Add</text:p>
          </table:table-cell>
          <table:table-cell table:style-name="ce104" office:value-type="string">
            <text:p>Add User's Activity</text:p>
          </table:table-cell>
          <table:table-cell table:style-name="ce104" office:value-type="string">
            <text:p>Step 1: Add User's Activity</text:p>
          </table:table-cell>
          <table:table-cell table:style-name="ce104" office:value-type="string">
            <text:p>- Login Intranet home</text:p>
            <text:p>- Hover the mouse over the name of user and select Activity streams</text:p>
            <text:p>- Write somethings and click share</text:p>
            <text:p>- Add a link and click share</text:p>
            <text:p>- Upload a file and click share</text:p>
            <text:p/>
          </table:table-cell>
          <table:table-cell table:style-name="ce104" office:value-type="string">
            <text:p>- Show user's activities.</text:p>
            <text:p><text:span text:style-name="T6">- Added activity is show on user's </text:span><text:span text:style-name="T6">activities portlet and will be shared with </text:span><text:span text:style-name="T6">user's friend</text:span></text:p>
            <text:p><text:span text:style-name="T6">- Added link is show on user's activities </text:span><text:span text:style-name="T6">portlet and will be shared with user's </text:span><text:span text:style-name="T6">friend</text:span></text:p>
            <text:p><text:span text:style-name="T6">- Added file is show on user's activities </text:span><text:span text:style-name="T6">portlet and will be shared with user's </text:span><text:span text:style-name="T6">friend</text:span></text:p>
            <text:p/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91" office:value-type="string">
            <text:p>SNF_SOC_PEO_24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Activities/Actions</text:p>
          </table:table-cell>
          <table:table-cell table:style-name="ce104" office:value-type="string">
            <text:p>Actions on <text:s/>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</text:p>
            <text:p><text:span text:style-name="T6">- Click on Like/Unlike activity</text:span></text:p>
            <text:p>- Add/Delete Comment</text:p>
            <text:p>- Delete activity which is created by login user</text:p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- Delete comment successfully. Comment is removed out comment list of activity</text:p>
            <text:p><text:span text:style-name="T6">- The Activities is removed out 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16">
          <table:table-cell table:style-name="ce8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91" office:value-type="string">
            <text:p>SNF_SOC_PEO_25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Other User/Activities</text:p>
          </table:table-cell>
          <table:table-cell table:style-name="ce104" office:value-type="string">
            <text:p>View activities of other user</text:p>
          </table:table-cell>
          <table:table-cell table:style-name="ce104" office:value-type="string">
            <text:p>Step 1: View activities </text:p>
          </table:table-cell>
          <table:table-cell table:style-name="ce104" office:value-type="string">
            <text:p>- Click on name or avatar of user</text:p>
            <text:p>- Click on Activity Streams tab</text:p>
          </table:table-cell>
          <table:table-cell table:style-name="ce104" office:value-type="string">
            <text:p>- Show all activities of other user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91" office:value-type="string">
            <text:p>SNF_SOC_PEO_26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Profile/Edit</text:p>
          </table:table-cell>
          <table:table-cell table:style-name="ce105" office:value-type="string">
            <text:p>View and Edit user's profile</text:p>
          </table:table-cell>
          <table:table-cell table:style-name="ce105" office:value-type="string">
            <text:p>Step 1: View and Edit user's profile</text:p>
          </table:table-cell>
          <table:table-cell table:style-name="ce104" office:value-type="string">
            <text:p>- Hover the mouse over the name of user, click on My profile</text:p>
            <text:p>- Click on Edit button to change user's information</text:p>
            <text:p>- Click on Change avatar and upload new image → Comfirm</text:p>
          </table:table-cell>
          <table:table-cell table:style-name="ce104" office:value-type="string">
            <text:p>- Show information of user</text:p>
            <text:p>- User's information is changed and saved.</text:p>
            <text:p>- User has new avatar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4">
          <table:table-cell table:style-name="ce8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91" office:value-type="string">
            <text:p>SNF_SOC_PEO_27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Other User/Profile</text:p>
          </table:table-cell>
          <table:table-cell table:style-name="ce105" office:value-type="string">
            <text:p>View profile of other user</text:p>
          </table:table-cell>
          <table:table-cell table:style-name="ce105" office:value-type="string">
            <text:p>Step 1: View profile </text:p>
          </table:table-cell>
          <table:table-cell table:style-name="ce104" office:value-type="string">
            <text:p>- Click on name or avatar of other user</text:p>
            <text:p/>
          </table:table-cell>
          <table:table-cell table:style-name="ce112" office:value-type="string">
            <text:p>Show all information of friend, default tab is My profile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0">
          <table:table-cell table:style-name="ce8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91" office:value-type="string">
            <text:p>SNF_SOC_PEO_28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Dashboard/Drag and Drop</text:p>
          </table:table-cell>
          <table:table-cell table:style-name="ce104" office:value-type="string">
            <text:p>Drag &amp; drop gadget in Dashboard</text:p>
          </table:table-cell>
          <table:table-cell table:style-name="ce104" office:value-type="string">
            <text:p>Step 1: Drag &amp; drop gadget in Dashboard</text:p>
          </table:table-cell>
          <table:table-cell table:style-name="ce104" office:value-type="string">
            <text:p>- Click on Dashboard on Admin bar</text:p>
            <text:p>- Click on Add Gadgets</text:p>
            <text:p>- Drag &amp; drop the gadget which you want to add ( calendar, todo, calculator, …)</text:p>
          </table:table-cell>
          <table:table-cell table:style-name="ce104" office:value-type="string">
            <text:p>- Dashboard page is displayed <text:s/>with a default tab</text:p>
            <text:p>- Gadgets pop up is shown</text:p>
            <text:p>- New gadget is added into dashboard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30" table:number-columns-repeated="4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91" office:value-type="string">
            <text:p>SNF_SOC_PEO_29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Dashboard/View link</text:p>
          </table:table-cell>
          <table:table-cell table:style-name="ce104" office:value-type="string">
            <text:p>Share and View link for friend</text:p>
          </table:table-cell>
          <table:table-cell table:style-name="ce104" office:value-type="string">
            <text:p>Step 1: Share and View link for friend</text:p>
          </table:table-cell>
          <table:table-cell table:style-name="ce104" office:value-type="string">
            <text:p><text:span text:style-name="T6">- Access dashboard</text:span></text:p>
            <text:p>- Drag/drop Social Rss Reader</text:p>
            <text:p>- Select a summary of News</text:p>
            <text:p>- Click on Share Link</text:p>
            <text:p>- View shared link on user's activity</text:p>
          </table:table-cell>
          <table:table-cell table:style-name="ce113" office:value-type="string">
            <text:p>- Show message to user known links was shared</text:p>
            <text:p>- Shared link is displayed on User's activity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30" table:number-columns-repeated="4"/>
          <table:table-cell table:style-name="ce135" table:number-columns-repeated="5"/>
          <table:table-cell table:number-columns-repeated="1004"/>
        </table:table-row>
        <table:table-row table:style-name="ro16">
          <table:table-cell table:style-name="ce8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91" office:value-type="string">
            <text:p>SNF_SOC_PEO_30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Other User/Network</text:p>
          </table:table-cell>
          <table:table-cell table:style-name="ce105" office:value-type="string">
            <text:p>View Connections list of other user</text:p>
          </table:table-cell>
          <table:table-cell table:style-name="ce105" office:value-type="string">
            <text:p>Step 1: View Connections list</text:p>
          </table:table-cell>
          <table:table-cell table:style-name="ce104" office:value-type="string">
            <text:p>- Click on name or avatar</text:p>
            <text:p>- Click on My network tab</text:p>
          </table:table-cell>
          <table:table-cell table:style-name="ce112" office:value-type="string">
            <text:p><text:span text:style-name="T5">- Display user's relation</text:span></text:p>
            <text:p><text:span text:style-name="T5"/>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30" table:number-columns-repeated="4"/>
          <table:table-cell table:style-name="ce135" table:number-columns-repeated="5"/>
          <table:table-cell table:number-columns-repeated="1004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21" table:default-cell-style-name="ce123"/>
        <table:table-column table:style-name="co22" table:default-cell-style-name="ce175"/>
        <table:table-column table:style-name="co23" table:default-cell-style-name="ce159"/>
        <table:table-column table:style-name="co24" table:default-cell-style-name="ce159"/>
        <table:table-column table:style-name="co25" table:default-cell-style-name="ce179"/>
        <table:table-row table:style-name="ro51">
          <table:table-cell table:style-name="ce172" office:value-type="string" table:number-columns-spanned="4" table:number-rows-spanned="1">
            <text:p>Social Main Functionalities List</text:p>
          </table:table-cell>
          <table:covered-table-cell table:number-columns-repeated="3" table:style-name="ce174"/>
          <table:table-cell table:style-name="ce124" office:value-type="string" table:number-columns-spanned="1" table:number-rows-spanned="2">
            <text:p>Total Cases</text:p>
          </table:table-cell>
        </table:table-row>
        <table:table-row table:style-name="ro11">
          <table:table-cell table:style-name="ce121" office:value-type="string">
            <text:p>Id</text:p>
          </table:table-cell>
          <table:table-cell table:style-name="ce124" office:value-type="string">
            <text:p>Functional Group</text:p>
          </table:table-cell>
          <table:table-cell table:style-name="ce124" office:value-type="string">
            <text:p>Functionality</text:p>
          </table:table-cell>
          <table:table-cell table:style-name="ce124" office:value-type="string">
            <text:p>Functionality summary</text:p>
          </table:table-cell>
          <table:covered-table-cell table:style-name="ce178"/>
        </table:table-row>
        <table:table-row table:style-name="ro11">
          <table:table-cell office:value-type="string">
            <text:p>SNF_SOC_SPC_0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Manage Space</text:p>
          </table:table-cell>
          <table:table-cell table:formula="of:=SUMPRODUCT(([SniffTest.B$7:SniffTest.B$1036]=[.$A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3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Search Space</text:p>
          </table:table-cell>
          <table:table-cell table:formula="of:=SUMPRODUCT(([SniffTest.B$7:SniffTest.B$1036]=[.$A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4</text:p>
          </table:table-cell>
          <table:table-cell office:value-type="string">
            <text:p>Space</text:p>
          </table:table-cell>
          <table:table-cell table:style-name="ce125" office:value-type="string">
            <text:p>Access Space</text:p>
          </table:table-cell>
          <table:table-cell table:style-name="ce125" office:value-type="string">
            <text:p>Access Created space</text:p>
          </table:table-cell>
          <table:table-cell table:formula="of:=SUMPRODUCT(([SniffTest.B$7:SniffTest.B$1036]=[.$A5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Space</text:p>
          </table:table-cell>
          <table:table-cell table:number-columns-repeated="2" office:value-type="string">
            <text:p>Add Activity on Space</text:p>
          </table:table-cell>
          <table:table-cell table:formula="of:=SUMPRODUCT(([SniffTest.B$7:SniffTest.B$1036]=[.$A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Space</text:p>
          </table:table-cell>
          <table:table-cell office:value-type="string">
            <text:p>Actions on Space Activity</text:p>
          </table:table-cell>
          <table:table-cell office:value-type="string">
            <text:p>Actions on <text:s/>Activity</text:p>
          </table:table-cell>
          <table:table-cell table:formula="of:=SUMPRODUCT(([SniffTest.B$7:SniffTest.B$1036]=[.$A7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7</text:p>
          </table:table-cell>
          <table:table-cell office:value-type="string">
            <text:p>Space</text:p>
          </table:table-cell>
          <table:table-cell office:value-type="string">
            <text:p>Invite/Accept user to Space</text:p>
          </table:table-cell>
          <table:table-cell office:value-type="string">
            <text:p>Invite/Accept user</text:p>
          </table:table-cell>
          <table:table-cell table:formula="of:=SUMPRODUCT(([SniffTest.B$7:SniffTest.B$1036]=[.$A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8</text:p>
          </table:table-cell>
          <table:table-cell office:value-type="string">
            <text:p>Space</text:p>
          </table:table-cell>
          <table:table-cell office:value-type="string">
            <text:p>Request/Accept user to Space</text:p>
          </table:table-cell>
          <table:table-cell office:value-type="string">
            <text:p>Request/Accept user</text:p>
          </table:table-cell>
          <table:table-cell table:formula="of:=SUMPRODUCT(([SniffTest.B$7:SniffTest.B$1036]=[.$A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Space</text:p>
          </table:table-cell>
          <table:table-cell office:value-type="string">
            <text:p>Remove user from space</text:p>
          </table:table-cell>
          <table:table-cell office:value-type="string">
            <text:p>Remove user</text:p>
          </table:table-cell>
          <table:table-cell table:formula="of:=SUMPRODUCT(([SniffTest.B$7:SniffTest.B$1036]=[.$A1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0</text:p>
          </table:table-cell>
          <table:table-cell office:value-type="string">
            <text:p>Space</text:p>
          </table:table-cell>
          <table:table-cell office:value-type="string">
            <text:p>Change member's role in Space</text:p>
          </table:table-cell>
          <table:table-cell office:value-type="string">
            <text:p>Change member's role</text:p>
          </table:table-cell>
          <table:table-cell table:formula="of:=SUMPRODUCT(([SniffTest.B$7:SniffTest.B$1036]=[.$A11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1</text:p>
          </table:table-cell>
          <table:table-cell office:value-type="string">
            <text:p>Space</text:p>
          </table:table-cell>
          <table:table-cell office:value-type="string">
            <text:p>Add/Edit/Delete application on Space</text:p>
          </table:table-cell>
          <table:table-cell office:value-type="string">
            <text:p>Add/Edit/Delete application</text:p>
          </table:table-cell>
          <table:table-cell table:formula="of:=SUMPRODUCT(([SniffTest.B$7:SniffTest.B$1036]=[.$A1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Leave Space</text:p>
          </table:table-cell>
          <table:table-cell table:formula="of:=SUMPRODUCT(([SniffTest.B$7:SniffTest.B$1036]=[.$A1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Space</text:p>
          </table:table-cell>
          <table:table-cell table:number-columns-repeated="2" office:value-type="string">
            <text:p>Manage Space Navigation </text:p>
          </table:table-cell>
          <table:table-cell table:formula="of:=SUMPRODUCT(([SniffTest.B$7:SniffTest.B$1036]=[.$A14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4</text:p>
          </table:table-cell>
          <table:table-cell office:value-type="string">
            <text:p>Space</text:p>
          </table:table-cell>
          <table:table-cell office:value-type="string">
            <text:p>Check Invitation space list</text:p>
          </table:table-cell>
          <table:table-cell office:value-type="string">
            <text:p>Check displaying on Invitation space list</text:p>
          </table:table-cell>
          <table:table-cell table:formula="of:=SUMPRODUCT(([SniffTest.B$7:SniffTest.B$1036]=[.$A1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5</text:p>
          </table:table-cell>
          <table:table-cell office:value-type="string">
            <text:p>Space</text:p>
          </table:table-cell>
          <table:table-cell office:value-type="string">
            <text:p>Check Pending space list</text:p>
          </table:table-cell>
          <table:table-cell office:value-type="string">
            <text:p>Check displaying on Pending space list</text:p>
          </table:table-cell>
          <table:table-cell table:formula="of:=SUMPRODUCT(([SniffTest.B$7:SniffTest.B$1036]=[.$A1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Space</text:p>
          </table:table-cell>
          <table:table-cell office:value-type="string">
            <text:p>Check Public space list</text:p>
          </table:table-cell>
          <table:table-cell office:value-type="string">
            <text:p>Public space list</text:p>
          </table:table-cell>
          <table:table-cell table:formula="of:=SUMPRODUCT(([SniffTest.B$7:SniffTest.B$1036]=[.$A1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People</text:p>
          </table:table-cell>
          <table:table-cell office:value-type="string">
            <text:p>Check People listing</text:p>
          </table:table-cell>
          <table:table-cell office:value-type="string">
            <text:p>People listing</text:p>
          </table:table-cell>
          <table:table-cell table:formula="of:=SUMPRODUCT(([SniffTest.B$7:SniffTest.B$1036]=[.$A18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8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Search people</text:p>
          </table:table-cell>
          <table:table-cell table:formula="of:=SUMPRODUCT(([SniffTest.B$7:SniffTest.B$1036]=[.$A1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9</text:p>
          </table:table-cell>
          <table:table-cell office:value-type="string">
            <text:p>People</text:p>
          </table:table-cell>
          <table:table-cell table:style-name="ce160" office:value-type="string">
            <text:p>Accept/Deny Invitation </text:p>
          </table:table-cell>
          <table:table-cell table:style-name="ce160" office:value-type="string">
            <text:p>Send/Access invitation</text:p>
          </table:table-cell>
          <table:table-cell table:formula="of:=SUMPRODUCT(([SniffTest.B$7:SniffTest.B$1036]=[.$A20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0</text:p>
          </table:table-cell>
          <table:table-cell office:value-type="string">
            <text:p>People</text:p>
          </table:table-cell>
          <table:table-cell table:style-name="ce160" office:value-type="string">
            <text:p>Network list</text:p>
          </table:table-cell>
          <table:table-cell table:style-name="ce160" office:value-type="string">
            <text:p>My relation list</text:p>
          </table:table-cell>
          <table:table-cell table:formula="of:=SUMPRODUCT(([SniffTest.B$7:SniffTest.B$1036]=[.$A21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1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Incoming list</text:p>
          </table:table-cell>
          <table:table-cell table:formula="of:=SUMPRODUCT(([SniffTest.B$7:SniffTest.B$1036]=[.$A2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2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Outgoing list</text:p>
          </table:table-cell>
          <table:table-cell table:formula="of:=SUMPRODUCT(([SniffTest.B$7:SniffTest.B$1036]=[.$A2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People</text:p>
          </table:table-cell>
          <table:table-cell table:number-columns-repeated="2" office:value-type="string">
            <text:p>Add User's Activity</text:p>
          </table:table-cell>
          <table:table-cell table:formula="of:=SUMPRODUCT(([SniffTest.B$7:SniffTest.B$1036]=[.$A2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People</text:p>
          </table:table-cell>
          <table:table-cell table:number-columns-repeated="2" office:value-type="string">
            <text:p>Actions on <text:s/>Activity</text:p>
          </table:table-cell>
          <table:table-cell table:formula="of:=SUMPRODUCT(([SniffTest.B$7:SniffTest.B$1036]=[.$A2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5</text:p>
          </table:table-cell>
          <table:table-cell office:value-type="string">
            <text:p>People</text:p>
          </table:table-cell>
          <table:table-cell table:number-columns-repeated="2" office:value-type="string">
            <text:p>View activities of other user</text:p>
          </table:table-cell>
          <table:table-cell table:formula="of:=SUMPRODUCT(([SniffTest.B$7:SniffTest.B$1036]=[.$A2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6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View and Edit user's profile</text:p>
          </table:table-cell>
          <table:table-cell table:formula="of:=SUMPRODUCT(([SniffTest.B$7:SniffTest.B$1036]=[.$A2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7</text:p>
          </table:table-cell>
          <table:table-cell office:value-type="string">
            <text:p>People</text:p>
          </table:table-cell>
          <table:table-cell table:style-name="ce160" office:value-type="string">
            <text:p>View profile of other user</text:p>
          </table:table-cell>
          <table:table-cell table:style-name="ce160" office:value-type="string">
            <text:p>View profile of friend</text:p>
          </table:table-cell>
          <table:table-cell table:formula="of:=SUMPRODUCT(([SniffTest.B$7:SniffTest.B$1036]=[.$A2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8</text:p>
          </table:table-cell>
          <table:table-cell office:value-type="string">
            <text:p>Dashboard</text:p>
          </table:table-cell>
          <table:table-cell table:number-columns-repeated="2" office:value-type="string">
            <text:p>Drag &amp; drop gadget in Dashboard</text:p>
          </table:table-cell>
          <table:table-cell table:formula="of:=SUMPRODUCT(([SniffTest.B$7:SniffTest.B$1036]=[.$A29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9</text:p>
          </table:table-cell>
          <table:table-cell office:value-type="string">
            <text:p>Dashboard</text:p>
          </table:table-cell>
          <table:table-cell table:number-columns-repeated="2" office:value-type="string">
            <text:p>Share and View link for friend</text:p>
          </table:table-cell>
          <table:table-cell table:formula="of:=SUMPRODUCT(([SniffTest.B$7:SniffTest.B$1036]=[.$A3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30</text:p>
          </table:table-cell>
          <table:table-cell office:value-type="string">
            <text:p>People</text:p>
          </table:table-cell>
          <table:table-cell table:style-name="ce160" office:value-type="string">
            <text:p>View Connections list of other user</text:p>
          </table:table-cell>
          <table:table-cell office:value-type="string">
            <text:p>View Connections list</text:p>
          </table:table-cell>
          <table:table-cell table:formula="of:=SUMPRODUCT(([SniffTest.B$7:SniffTest.B$1036]=[.$A31])*([SniffTest.A$7:SniffTest.A$1036]&lt;&gt;&quot;&quot;))" office:value-type="float" office:value="1">
            <text:p>1</text:p>
          </table:table-cell>
        </table:table-row>
        <table:table-row table:style-name="ro11">
          <table:table-cell table:style-name="ce173" office:value-type="string">
            <text:p>TOTAL</text:p>
          </table:table-cell>
          <table:table-cell table:style-name="ce176"/>
          <table:table-cell table:style-name="ce177" table:number-columns-repeated="2"/>
          <table:table-cell table:style-name="ce180" table:formula="of:=COUNT([.E3:.E31])" office:value-type="float" office:value="29">
            <text:p>29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4">03/14/2012</text:date>, <text:time>16:2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creator>exoplatform </dc:creator>
    <dc:date>2012-03-14T16:23:25</dc:date>
    <meta:editing-cycles>246</meta:editing-cycles>
    <meta:editing-duration>P3DT16H1M3S</meta:editing-duration>
    <meta:document-statistic meta:table-count="4" meta:cell-count="589" meta:object-count="1"/>
    <meta:user-defined meta:name="Info 1"/>
    <meta:user-defined meta:name="Info 2"/>
    <meta:user-defined meta:name="Info 3"/>
    <meta:user-defined meta:name="Info 4"/>
  </office:meta>
</office:document-meta>
</file>